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" fo:font-size="10.5pt" officeooo:paragraph-rsid="00194e1f" style:font-size-asian="10.5pt" style:font-size-complex="10.5pt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" fo:font-size="10.5pt" officeooo:paragraph-rsid="00584575" style:font-size-asian="10.5pt" style:font-size-complex="10.5pt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rsid="0028377c" officeooo:paragraph-rsid="00197118" style:font-name-asian="Times New Roman" style:font-size-asian="10.5pt" style:font-name-complex="Times New Roman" style:font-size-complex="10.5pt"/>
    </style:style>
    <style:style style:name="P4" style:family="paragraph" style:parent-style-name="Standard">
      <style:paragraph-properties fo:margin-top="0in" fo:margin-bottom="0in" style:contextual-spacing="false"/>
      <style:text-properties style:font-name="times" fo:font-size="10.5pt" officeooo:rsid="005197ff" officeooo:paragraph-rsid="00194e1f" style:font-name-asian="Times New Roman" style:font-size-asian="10.5pt" style:font-name-complex="Times New Roman" style:font-size-complex="10.5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" fo:font-size="10.5pt" fo:font-style="italic" officeooo:rsid="0010840f" officeooo:paragraph-rsid="00584575" style:font-size-asian="10.5pt" style:font-style-asian="italic" style:font-size-complex="10.5pt" style:font-style-complex="italic"/>
    </style:style>
    <style:style style:name="P6" style:family="paragraph" style:parent-style-name="Standard">
      <style:paragraph-properties fo:margin-top="0in" fo:margin-bottom="0in" style:contextual-spacing="false"/>
      <style:text-properties style:font-name="times" fo:font-size="10.5pt" fo:font-style="italic" fo:font-weight="normal" officeooo:rsid="0021e640" officeooo:paragraph-rsid="005904bc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style:font-name="times" fo:font-size="10.5pt" fo:font-style="normal" officeooo:rsid="002299f6" officeooo:paragraph-rsid="005904bc" style:font-size-asian="10.5pt" style:font-style-asian="normal" style:font-size-complex="10.5pt" style:font-style-complex="normal"/>
    </style:style>
    <style:style style:name="P8" style:family="paragraph" style:parent-style-name="Standard">
      <style:paragraph-properties fo:margin-top="0in" fo:margin-bottom="0in" style:contextual-spacing="false" fo:text-align="end" style:justify-single-word="false"/>
      <style:text-properties officeooo:paragraph-rsid="00194e1f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2daffc"/>
    </style:style>
    <style:style style:name="P10" style:family="paragraph" style:parent-style-name="Standard">
      <style:paragraph-properties fo:margin-top="0in" fo:margin-bottom="0in" style:contextual-spacing="false"/>
      <style:text-properties fo:color="#666666" loext:opacity="100%" style:font-name="times" fo:font-size="10.5pt" fo:font-weight="bold" officeooo:paragraph-rsid="00194e1f" style:font-name-asian="Times New Roman" style:font-size-asian="10.5pt" style:font-weight-asian="bold" style:font-name-complex="Times New Roman" style:font-size-complex="10.5pt"/>
    </style:style>
    <style:style style:name="P11" style:family="paragraph" style:parent-style-name="Standard">
      <style:paragraph-properties fo:margin-top="0in" fo:margin-bottom="0in" style:contextual-spacing="false"/>
      <style:text-properties fo:font-size="10.5pt" officeooo:paragraph-rsid="00194e1f" style:font-size-asian="10.5pt" style:font-size-complex="10.5pt"/>
    </style:style>
    <style:style style:name="P12" style:family="paragraph" style:parent-style-name="Standard">
      <style:paragraph-properties fo:margin-top="0in" fo:margin-bottom="0in" style:contextual-spacing="false"/>
      <style:text-properties fo:font-size="10.5pt" officeooo:rsid="003206cc" officeooo:paragraph-rsid="003206cc" style:font-size-asian="10.5pt" style:font-size-complex="10.5pt"/>
    </style:style>
    <style:style style:name="P13" style:family="paragraph" style:parent-style-name="Standard">
      <style:paragraph-properties fo:margin-top="0in" fo:margin-bottom="0in" style:contextual-spacing="false"/>
      <style:text-properties fo:font-size="10.5pt" officeooo:rsid="0029d175" officeooo:paragraph-rsid="0029d175" style:font-size-asian="10.5pt" style:font-size-complex="10.5pt"/>
    </style:style>
    <style:style style:name="P14" style:family="paragraph" style:parent-style-name="Standard" style:master-page-name="Standard">
      <style:paragraph-properties fo:margin-left="5.5in" fo:margin-right="-0.1252in" fo:margin-top="0in" fo:margin-bottom="0in" style:contextual-spacing="false" fo:text-align="center" style:justify-single-word="false" fo:text-indent="0in" style:auto-text-indent="false" style:page-number="1"/>
      <style:text-properties style:font-name="times" fo:font-size="10.5pt" fo:font-weight="bold" officeooo:paragraph-rsid="00194e1f" style:font-name-asian="Times New Roman" style:font-size-asian="10.5pt" style:font-weight-asian="bold" style:font-name-complex="Times New Roman" style:font-size-complex="10.5pt"/>
    </style:style>
    <style:style style:name="P15" style:family="paragraph" style:parent-style-name="Standard" style:list-style-name="L1">
      <style:paragraph-properties fo:margin-top="0in" fo:margin-bottom="0in" style:contextual-spacing="false"/>
      <style:text-properties style:font-name="times" fo:font-size="10.5pt" fo:font-style="normal" fo:font-weight="normal" officeooo:rsid="00ba0a2e" officeooo:paragraph-rsid="00ba0a2e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margin-top="0in" fo:margin-bottom="0in" style:contextual-spacing="false"/>
      <style:text-properties style:font-name="times" fo:font-size="10.5pt" fo:font-style="normal" fo:font-weight="normal" officeooo:rsid="006f01e3" officeooo:paragraph-rsid="003206cc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P17" style:family="paragraph" style:parent-style-name="Standard" style:list-style-name="L2">
      <style:text-properties style:font-name="times" fo:font-size="10.5pt" fo:font-style="normal" officeooo:rsid="00ba814a" officeooo:paragraph-rsid="00ba814a" style:font-size-asian="10.5pt" style:font-style-asian="normal" style:font-size-complex="10.5pt" style:font-style-complex="normal"/>
    </style:style>
    <style:style style:name="P18" style:family="paragraph" style:parent-style-name="Standard" style:list-style-name="L2">
      <style:text-properties style:font-name="times" fo:font-size="10.5pt" fo:font-style="normal" officeooo:rsid="00ba814a" officeooo:paragraph-rsid="00d599ff" style:font-size-asian="10.5pt" style:font-style-asian="normal" style:font-size-complex="10.5pt" style:font-style-complex="normal"/>
    </style:style>
    <style:style style:name="P19" style:family="paragraph" style:parent-style-name="Standard" style:list-style-name="L2">
      <style:text-properties style:font-name="times" fo:font-size="10.5pt" fo:font-style="normal" officeooo:rsid="00beeff4" officeooo:paragraph-rsid="00beeff4" style:font-size-asian="10.5pt" style:font-style-asian="normal" style:font-size-complex="10.5pt" style:font-style-complex="normal"/>
    </style:style>
    <style:style style:name="P20" style:family="paragraph" style:parent-style-name="Standard" style:list-style-name="L1">
      <style:paragraph-properties fo:margin-top="0in" fo:margin-bottom="0in" style:contextual-spacing="false"/>
      <style:text-properties style:font-name="times" fo:font-size="10.5pt" fo:font-style="normal" style:text-underline-style="solid" style:text-underline-width="auto" style:text-underline-color="font-color" fo:font-weight="normal" officeooo:rsid="00ba0a2e" officeooo:paragraph-rsid="00ba0a2e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 style:list-style-name="L2">
      <style:paragraph-properties fo:margin-top="0in" fo:margin-bottom="0in" style:contextual-spacing="false"/>
      <style:text-properties style:font-name="times" fo:font-size="10.5pt" fo:font-style="normal" style:text-underline-style="solid" style:text-underline-width="auto" style:text-underline-color="font-color" fo:font-weight="normal" officeooo:rsid="0022516d" officeooo:paragraph-rsid="00a2fdc1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text-properties style:font-name="times" fo:font-size="10.5pt" officeooo:paragraph-rsid="0099d9a0" style:font-size-asian="10.5pt" style:font-size-complex="10.5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" fo:font-size="10.5pt" officeooo:paragraph-rsid="00584575" style:font-size-asian="10.5pt" style:font-size-complex="10.5pt"/>
    </style:style>
    <style:style style:name="P24" style:family="paragraph" style:parent-style-name="Standard">
      <style:paragraph-properties fo:margin-top="0in" fo:margin-bottom="0in" style:contextual-spacing="false"/>
      <style:text-properties style:font-name="times" fo:font-size="10.5pt" officeooo:paragraph-rsid="003206cc" style:font-size-asian="10.5pt" style:font-size-complex="10.5pt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paragraph-rsid="00eb8023" style:font-size-asian="10.5pt" style:font-size-complex="10.5pt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rsid="000e37e9" officeooo:paragraph-rsid="007c90fd" fo:background-color="#dddddd" style:font-size-asian="10.5pt" style:font-size-complex="10.5pt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rsid="0087cb76" officeooo:paragraph-rsid="00ca19fd" fo:background-color="#dddddd" style:font-size-asian="10.5pt" style:font-size-complex="10.5pt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rsid="00711acf" officeooo:paragraph-rsid="00e46365" fo:background-color="#dddddd" style:font-size-asian="10.5pt" style:font-size-complex="10.5pt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paragraph-rsid="001bbde7" fo:background-color="transparent" style:font-size-asian="10.5pt" style:font-size-complex="10.5pt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rsid="0087cb76" officeooo:paragraph-rsid="00ca19fd" fo:background-color="transparent" style:font-size-asian="10.5pt" style:font-size-complex="10.5pt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officeooo:rsid="00b3556b" officeooo:paragraph-rsid="00b3556b" fo:background-color="transparent" style:font-size-asian="10.5pt" style:font-size-complex="10.5pt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" fo:font-size="10.5pt" style:text-underline-style="none" officeooo:rsid="001db5af" officeooo:paragraph-rsid="00ea0637" fo:background-color="#dddddd" style:font-size-asian="10.5pt" style:font-size-complex="10.5pt"/>
    </style:style>
    <style:style style:name="P33" style:family="paragraph" style:parent-style-name="Standard" style:list-style-name="L6">
      <style:paragraph-properties fo:margin-top="0in" fo:margin-bottom="0in" style:contextual-spacing="false"/>
      <style:text-properties fo:font-size="10.5pt" officeooo:paragraph-rsid="0076f13a" style:font-size-asian="10.5pt" style:font-size-complex="10.5pt"/>
    </style:style>
    <style:style style:name="P34" style:family="paragraph" style:parent-style-name="Standard" style:list-style-name="L6">
      <style:paragraph-properties fo:margin-top="0in" fo:margin-bottom="0in" style:contextual-spacing="false"/>
      <style:text-properties fo:font-size="10.5pt" officeooo:rsid="0042e010" officeooo:paragraph-rsid="0042e010" style:font-size-asian="10.5pt" style:font-size-complex="10.5pt"/>
    </style:style>
    <style:style style:name="P35" style:family="paragraph" style:parent-style-name="Standard">
      <style:paragraph-properties fo:margin-top="0in" fo:margin-bottom="0in" style:contextual-spacing="false"/>
      <style:text-properties fo:color="#666666" loext:opacity="100%" style:font-name="times" fo:font-size="10.5pt" fo:font-weight="bold" officeooo:paragraph-rsid="00194e1f" style:font-name-asian="Times New Roman" style:font-size-asian="10.5pt" style:font-weight-asian="bold" style:font-name-complex="Times New Roman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840f" style:font-weight-asian="normal" style:font-weight-complex="normal"/>
    </style:style>
    <style:style style:name="T3" style:family="text">
      <style:text-properties fo:font-weight="normal" officeooo:rsid="0043eba1" style:font-weight-asian="normal" style:font-weight-complex="normal"/>
    </style:style>
    <style:style style:name="T4" style:family="text">
      <style:text-properties fo:font-weight="normal" officeooo:rsid="00ce257c" style:font-weight-asian="normal" style:font-weight-complex="normal"/>
    </style:style>
    <style:style style:name="T5" style:family="text">
      <style:text-properties fo:font-weight="normal" style:font-name-asian="Times New Roman" style:font-weight-asian="normal" style:font-name-complex="Times New Roman" style:font-weight-complex="normal"/>
    </style:style>
    <style:style style:name="T6" style:family="text">
      <style:text-properties fo:font-weight="normal" officeooo:rsid="001bbde7" style:font-name-asian="Times New Roman" style:font-weight-asian="normal" style:font-name-complex="Times New Roman" style:font-weight-complex="normal"/>
    </style:style>
    <style:style style:name="T7" style:family="text">
      <style:text-properties fo:font-weight="normal" officeooo:rsid="001db5af" style:font-name-asian="Times New Roman" style:font-weight-asian="normal" style:font-name-complex="Times New Roman" style:font-weight-complex="normal"/>
    </style:style>
    <style:style style:name="T8" style:family="text">
      <style:text-properties fo:font-weight="normal" officeooo:rsid="007db317" style:font-name-asian="Times New Roman" style:font-weight-asian="normal" style:font-name-complex="Times New Roman" style:font-weight-complex="normal"/>
    </style:style>
    <style:style style:name="T9" style:family="text">
      <style:text-properties fo:font-weight="normal" officeooo:rsid="003da038" style:font-name-asian="Times New Roman" style:font-weight-asian="normal" style:font-name-complex="Times New Roman" style:font-weight-complex="normal"/>
    </style:style>
    <style:style style:name="T10" style:family="text">
      <style:text-properties fo:font-weight="normal" officeooo:rsid="008d0a2e" style:font-name-asian="Times New Roman" style:font-weight-asian="normal" style:font-name-complex="Times New Roman" style:font-weight-complex="normal"/>
    </style:style>
    <style:style style:name="T11" style:family="text">
      <style:text-properties fo:font-weight="normal" officeooo:rsid="0090d54b" style:font-name-asian="Times New Roman" style:font-weight-asian="normal" style:font-name-complex="Times New Roman" style:font-weight-complex="normal"/>
    </style:style>
    <style:style style:name="T12" style:family="text">
      <style:text-properties fo:font-weight="normal" officeooo:rsid="00abe970" style:font-name-asian="Times New Roman" style:font-weight-asian="normal" style:font-name-complex="Times New Roman" style:font-weight-complex="normal"/>
    </style:style>
    <style:style style:name="T13" style:family="text">
      <style:text-properties fo:font-weight="normal" officeooo:rsid="00ac57e2" style:font-name-asian="Times New Roman" style:font-weight-asian="normal" style:font-name-complex="Times New Roman" style:font-weight-complex="normal"/>
    </style:style>
    <style:style style:name="T14" style:family="text">
      <style:text-properties fo:font-weight="normal" officeooo:rsid="00d009ae" style:font-name-asian="Times New Roman" style:font-weight-asian="normal" style:font-name-complex="Times New Roman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840f" style:font-weight-asian="bold" style:font-weight-complex="bold"/>
    </style:style>
    <style:style style:name="T17" style:family="text">
      <style:text-properties fo:font-weight="bold" officeooo:rsid="00bbcad8" style:font-weight-asian="bold" style:font-weight-complex="bold"/>
    </style:style>
    <style:style style:name="T18" style:family="text">
      <style:text-properties fo:font-weight="bold" officeooo:rsid="00d599ff" style:font-weight-asian="bold" style:font-weight-complex="bold"/>
    </style:style>
    <style:style style:name="T19" style:family="text">
      <style:text-properties fo:font-weight="bold" officeooo:rsid="00e09f88" style:font-weight-asian="bold" style:font-weight-complex="bold"/>
    </style:style>
    <style:style style:name="T20" style:family="text">
      <style:text-properties fo:font-weight="bold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23c0e0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1db5af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726950" style:font-name-asian="Times New Roman" style:font-weight-asian="bold" style:font-name-complex="Times New Roman" style:font-weight-complex="bold"/>
    </style:style>
    <style:style style:name="T24" style:family="text">
      <style:text-properties fo:font-weight="bold" officeooo:rsid="00ac57e2" style:font-name-asian="Times New Roman" style:font-weight-asian="bold" style:font-name-complex="Times New Roman" style:font-weight-complex="bold"/>
    </style:style>
    <style:style style:name="T25" style:family="text">
      <style:text-properties fo:font-weight="bold" officeooo:rsid="00ba814a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4807a0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1db5af" style:font-name-asian="Times New Roman" style:font-weight-asian="bold" style:font-name-complex="Times New Roman"/>
    </style:style>
    <style:style style:name="T28" style:family="text">
      <style:text-properties fo:font-weight="bold" officeooo:rsid="001bbde7" style:font-name-asian="Times New Roman" style:font-weight-asian="bold" style:font-name-complex="Times New Roman"/>
    </style:style>
    <style:style style:name="T29" style:family="text">
      <style:text-properties fo:font-weight="bold" officeooo:rsid="003206cc" fo:background-color="transparent" loext:char-shading-value="0" style:font-weight-asian="bold" style:font-weight-complex="bold"/>
    </style:style>
    <style:style style:name="T30" style:family="text">
      <style:text-properties style:font-name="times" style:font-name-asian="Times New Roman" style:font-name-complex="Times New Roman"/>
    </style:style>
    <style:style style:name="T31" style:family="text">
      <style:text-properties style:font-name="times" officeooo:rsid="0013c8ee" style:font-name-asian="Times New Roman" style:font-name-complex="Times New Roman"/>
    </style:style>
    <style:style style:name="T32" style:family="text">
      <style:text-properties style:font-name="times" officeooo:rsid="004705a2" style:font-name-asian="Times New Roman" style:font-name-complex="Times New Roman"/>
    </style:style>
    <style:style style:name="T33" style:family="text">
      <style:text-properties style:font-name="times" officeooo:rsid="008ba549" style:font-name-asian="Times New Roman" style:font-name-complex="Times New Roman"/>
    </style:style>
    <style:style style:name="T34" style:family="text">
      <style:text-properties style:font-name="times" officeooo:rsid="00683685" style:font-name-asian="Times New Roman" style:font-name-complex="Times New Roman"/>
    </style:style>
    <style:style style:name="T35" style:family="text">
      <style:text-properties style:font-name="times" officeooo:rsid="006da9d2" style:font-name-asian="Times New Roman" style:font-name-complex="Times New Roman"/>
    </style:style>
    <style:style style:name="T36" style:family="text">
      <style:text-properties style:font-name="times" officeooo:rsid="0076f13a" style:font-name-asian="Times New Roman" style:font-name-complex="Times New Roman"/>
    </style:style>
    <style:style style:name="T37" style:family="text">
      <style:text-properties style:font-name="times" officeooo:rsid="00d9f635" style:font-name-asian="Times New Roman" style:font-name-complex="Times New Roman"/>
    </style:style>
    <style:style style:name="T38" style:family="text">
      <style:text-properties style:font-name="times" officeooo:rsid="00e0742c" style:font-name-asian="Times New Roman" style:font-name-complex="Times New Roman"/>
    </style:style>
    <style:style style:name="T39" style:family="text">
      <style:text-properties style:font-name="times" style:font-name-complex="Times New Roman"/>
    </style:style>
    <style:style style:name="T40" style:family="text">
      <style:text-properties style:font-name="times" officeooo:rsid="0024d2d3" style:font-name-complex="Times New Roman"/>
    </style:style>
    <style:style style:name="T41" style:family="text">
      <style:text-properties style:font-name="times" officeooo:rsid="00779982" style:font-name-complex="Times New Roman"/>
    </style:style>
    <style:style style:name="T42" style:family="text">
      <style:text-properties style:font-name="times" officeooo:rsid="003b90ab" style:font-name-complex="Times New Roman"/>
    </style:style>
    <style:style style:name="T43" style:family="text">
      <style:text-properties style:font-name="times" officeooo:rsid="003aeac2" style:font-name-complex="Times New Roman"/>
    </style:style>
    <style:style style:name="T44" style:family="text">
      <style:text-properties style:font-name="times" officeooo:rsid="002bb986" style:font-name-complex="Times New Roman"/>
    </style:style>
    <style:style style:name="T45" style:family="text">
      <style:text-properties style:font-name="times" officeooo:rsid="00311153" style:font-name-complex="Times New Roman"/>
    </style:style>
    <style:style style:name="T46" style:family="text">
      <style:text-properties style:font-name="times" officeooo:rsid="00cc88d7" style:font-name-complex="Times New Roman"/>
    </style:style>
    <style:style style:name="T47" style:family="text">
      <style:text-properties style:font-name="times" fo:font-size="10.5pt" style:font-size-asian="10.5pt" style:font-size-complex="10.5pt"/>
    </style:style>
    <style:style style:name="T48" style:family="text">
      <style:text-properties style:font-name="times" fo:font-size="10.5pt" officeooo:rsid="002bb986" style:font-size-asian="10.5pt" style:font-name-complex="Times New Roman" style:font-size-complex="10.5pt"/>
    </style:style>
    <style:style style:name="T49" style:family="text">
      <style:text-properties style:font-name="times" fo:font-size="10.5pt" officeooo:rsid="002daffc" style:font-size-asian="10.5pt" style:font-name-complex="Times New Roman" style:font-size-complex="10.5pt"/>
    </style:style>
    <style:style style:name="T50" style:family="text">
      <style:text-properties style:font-name="times" fo:font-size="10.5pt" officeooo:rsid="00311153" style:font-size-asian="10.5pt" style:font-name-complex="Times New Roman" style:font-size-complex="10.5pt"/>
    </style:style>
    <style:style style:name="T51" style:family="text">
      <style:text-properties style:font-name="times" fo:font-size="10.5pt" officeooo:rsid="00765351" style:font-size-asian="10.5pt" style:font-name-complex="Times New Roman" style:font-size-complex="10.5pt"/>
    </style:style>
    <style:style style:name="T52" style:family="text">
      <style:text-properties style:font-name="times" fo:font-size="10.5pt" style:font-name-asian="Times New Roman" style:font-size-asian="10.5pt" style:font-name-complex="Times New Roman" style:font-size-complex="10.5pt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officeooo:rsid="000c8774" style:font-name-asian="Times New Roman" style:font-name-complex="Times New Roman"/>
    </style:style>
    <style:style style:name="T55" style:family="text">
      <style:text-properties officeooo:rsid="004807a0" style:font-name-asian="Times New Roman" style:font-name-complex="Times New Roman"/>
    </style:style>
    <style:style style:name="T56" style:family="text">
      <style:text-properties officeooo:rsid="00197118" style:font-name-asian="Times New Roman" style:font-name-complex="Times New Roman"/>
    </style:style>
    <style:style style:name="T57" style:family="text">
      <style:text-properties officeooo:rsid="0023c0e0" style:font-name-asian="Times New Roman" style:font-name-complex="Times New Roman"/>
    </style:style>
    <style:style style:name="T58" style:family="text">
      <style:text-properties officeooo:rsid="004df2b5" style:font-name-asian="Times New Roman" style:font-name-complex="Times New Roman"/>
    </style:style>
    <style:style style:name="T59" style:family="text">
      <style:text-properties officeooo:rsid="00ba814a" style:font-name-asian="Times New Roman" style:font-name-complex="Times New Roman"/>
    </style:style>
    <style:style style:name="T60" style:family="text">
      <style:text-properties officeooo:rsid="00eb8023" style:font-name-asian="Times New Roman" style:font-name-complex="Times New Roman"/>
    </style:style>
    <style:style style:name="T61" style:family="text">
      <style:text-properties fo:color="#000099" loext:opacity="100%" style:font-name="times" fo:font-size="10.5pt" style:text-underline-style="solid" style:text-underline-width="auto" style:text-underline-color="font-color" style:font-name-asian="Times New Roman" style:font-size-asian="10.5pt" style:font-name-complex="Times New Roman" style:font-size-complex="10.5pt"/>
    </style:style>
    <style:style style:name="T62" style:family="text">
      <style:text-properties fo:color="#000099" loext:opacity="100%" style:font-name="times" fo:font-size="10.5pt" style:text-underline-style="solid" style:text-underline-width="auto" style:text-underline-color="font-color" officeooo:rsid="0050f89e" style:font-name-asian="Times New Roman" style:font-size-asian="10.5pt" style:font-name-complex="Times New Roman" style:font-size-complex="10.5pt"/>
    </style:style>
    <style:style style:name="T63" style:family="text">
      <style:text-properties officeooo:rsid="0010840f"/>
    </style:style>
    <style:style style:name="T64" style:family="text">
      <style:text-properties officeooo:rsid="00212cd2"/>
    </style:style>
    <style:style style:name="T65" style:family="text">
      <style:text-properties officeooo:rsid="0021e640"/>
    </style:style>
    <style:style style:name="T66" style:family="text">
      <style:text-properties fo:font-style="normal" fo:font-weight="normal" officeooo:rsid="00869804" style:font-style-asian="normal" style:font-weight-asian="normal" style:font-name-complex="Times New Roman" style:font-style-complex="normal" style:font-weight-complex="normal"/>
    </style:style>
    <style:style style:name="T67" style:family="text">
      <style:text-properties fo:font-style="normal" fo:font-weight="normal" officeooo:rsid="00af8be4" style:font-style-asian="normal" style:font-weight-asian="normal" style:font-name-complex="Times New Roman" style:font-style-complex="normal" style:font-weight-complex="normal"/>
    </style:style>
    <style:style style:name="T68" style:family="text">
      <style:text-properties fo:font-style="normal" fo:font-weight="normal" officeooo:rsid="00d50bcd" style:font-style-asian="normal" style:font-weight-asian="normal" style:font-name-complex="Times New Roman" style:font-style-complex="normal" style:font-weight-complex="normal"/>
    </style:style>
    <style:style style:name="T69" style:family="text">
      <style:text-properties fo:font-style="normal" fo:font-weight="normal" officeooo:rsid="00ca19fd" style:font-style-asian="normal" style:font-weight-asian="normal" style:font-name-complex="Times New Roman" style:font-style-complex="normal" style:font-weight-complex="normal"/>
    </style:style>
    <style:style style:name="T70" style:family="text">
      <style:text-properties fo:font-style="normal" fo:font-weight="normal" officeooo:rsid="001db5af" style:font-name-asian="Times New Roman" style:font-style-asian="normal" style:font-weight-asian="normal" style:font-name-complex="Times New Roman" style:font-style-complex="normal" style:font-weight-complex="normal"/>
    </style:style>
    <style:style style:name="T71" style:family="text">
      <style:text-properties fo:font-style="normal" fo:font-weight="normal" officeooo:rsid="003206cc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86afc4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6d1f5f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74" style:family="text">
      <style:text-properties fo:font-style="normal" fo:font-weight="normal" officeooo:rsid="006f01e3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75" style:family="text">
      <style:text-properties fo:font-style="normal" fo:font-weight="normal" officeooo:rsid="00869804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76" style:family="text">
      <style:text-properties fo:font-style="normal" style:text-underline-style="solid" style:text-underline-width="auto" style:text-underline-color="font-color" fo:font-weight="normal" officeooo:rsid="001db5af" style:font-name-asian="Times New Roman" style:font-style-asian="normal" style:font-weight-asian="normal" style:font-name-complex="Times New Roman" style:font-style-complex="normal" style:font-weight-complex="normal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0ca19fd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font-style="normal" style:text-underline-style="solid" style:text-underline-width="auto" style:text-underline-color="font-color" fo:font-weight="normal" officeooo:rsid="00d1594b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fo:font-weight="normal" officeooo:rsid="00d3496a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font-style="normal" style:text-underline-style="solid" style:text-underline-width="auto" style:text-underline-color="font-color" fo:font-weight="normal" officeooo:rsid="00869804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font-style="normal" fo:font-weight="bold" officeooo:rsid="00869804" style:font-style-asian="normal" style:font-weight-asian="bold" style:font-name-complex="Times New Roman" style:font-style-complex="normal" style:font-weight-complex="bold"/>
    </style:style>
    <style:style style:name="T82" style:family="text">
      <style:text-properties officeooo:rsid="004b240d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fo:font-weight="normal" officeooo:rsid="00ca19fd" style:font-name-asian="Times New Roman" style:font-weight-asian="normal" style:font-name-complex="Times New Roman" style:font-weight-complex="normal"/>
    </style:style>
    <style:style style:name="T85" style:family="text">
      <style:text-properties style:text-underline-style="solid" style:text-underline-width="auto" style:text-underline-color="font-color" fo:font-weight="normal" officeooo:rsid="00d1594b" style:font-name-asian="Times New Roman" style:font-weight-asian="normal" style:font-name-complex="Times New Roman" style:font-weight-complex="normal"/>
    </style:style>
    <style:style style:name="T86" style:family="text">
      <style:text-properties style:text-underline-style="solid" style:text-underline-width="auto" style:text-underline-color="font-color" fo:font-weight="normal" officeooo:rsid="00d009ae" style:font-name-asian="Times New Roman" style:font-weight-asian="normal" style:font-name-complex="Times New Roman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3da038" style:font-name-asian="Times New Roman" style:font-weight-asian="normal" style:font-name-complex="Times New Roman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d3496a" style:font-name-asian="Times New Roman" style:font-weight-asian="normal" style:font-name-complex="Times New Roman" style:font-weight-complex="normal"/>
    </style:style>
    <style:style style:name="T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style:text-underline-style="none"/>
    </style:style>
    <style:style style:name="T91" style:family="text">
      <style:text-properties officeooo:rsid="00cc88d7"/>
    </style:style>
    <style:style style:name="T92" style:family="text">
      <style:text-properties officeooo:rsid="00d599ff"/>
    </style:style>
    <style:style style:name="T93" style:family="text">
      <style:text-properties officeooo:rsid="00d796ba"/>
    </style:style>
    <style:style style:name="T94" style:family="text">
      <style:text-properties officeooo:rsid="00e09f8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 <text:s text:c="2"/>David Tom</text:p>
      <text:p text:style-name="P1"><text:span text:style-name="T54">174 Fallon Drive</text:span><text:span text:style-name="T53"> • </text:span><text:span text:style-name="T54">Henderson, NV 89074</text:span></text:p>
      <text:p text:style-name="P8"><text:a xlink:type="simple" xlink:href="mailto:email@domain.com" text:style-name="Standard" text:visited-style-name="Standard"><text:span text:style-name="T61">davidtom</text:span></text:a><text:a xlink:type="simple" xlink:href="mailto:email@domain.com" text:style-name="Standard" text:visited-style-name="Standard"><text:span text:style-name="T62">1194</text:span></text:a><text:a xlink:type="simple" xlink:href="mailto:email@domain.com" text:style-name="Standard" text:visited-style-name="Standard"><text:span text:style-name="T61">@gmail.com</text:span></text:a><text:span text:style-name="T47"> </text:span><text:span text:style-name="T52">• 702-767-1352</text:span></text:p>
      <text:p text:style-name="P10">OBJECTIVE</text:p>
      <text:p text:style-name="P25"><text:span text:style-name="T55"><text:tab/></text:span><text:span text:style-name="T60">Motivated and passionate computer science student with exceptional problem-solving abilities and a strong desire to launch a successful career in the IT industry. <text:s/>Dedicated to continuously expanding knowledge and skills in various programming languages and technologies. <text:s/>Recognized for effective communication and collaboration skills as well as adept at working in a team-based environment. <text:s/>Proficient in analyzing complex technical issues and providing innovative solutions. <text:s/>Enthusiastic about applying theoretical knowledge to real-world IT scenarios while delivering outstanding results. <text:s/>Committed to delivering high-quality work with a keen eye for detail and a strong work ethic. <text:s/>Seeking an entry-level IT position to contribute to a dynamic organization and gain practical experience in IT operations, system administration, and software development.</text:span></text:p>
      <text:p text:style-name="P3"/>
      <text:p text:style-name="P10">EXPERIENCE</text:p>
      <text:p text:style-name="P7"><text:span text:style-name="T15">Henderson Libraries (Paseo Verde Library)</text:span><text:span text:style-name="T1"> – Henderson, Nevada <text:s text:c="12"/><text:tab/> <text:s text:c="25"/></text:span><text:span text:style-name="T4">11/</text:span><text:span text:style-name="T3">2022 – Present</text:span></text:p>
      <text:p text:style-name="P6">Acquisitions and Bibliographic Services (ABS) <text:span text:style-name="T82">Processing Volunteer</text:span></text:p>
      <text:list xml:id="list1556932575" text:style-name="L1">
        <text:list-item>
          <text:p text:style-name="P20">Proficient in <text:span text:style-name="T15">cataloging and organizing</text:span> library materials<text:span text:style-name="T90">:</text:span></text:p>
          <text:list>
            <text:list-item>
              <text:p text:style-name="P15">Demonstrated ability to <text:span text:style-name="T15">process and categorize books, digital media, and other resources</text:span> according to established library standards. <text:s/>Consistently <text:span text:style-name="T15">maintained accurate records</text:span> and made materials easily accessible for library patrons and staff.</text:p>
            </text:list-item>
          </text:list>
        </text:list-item>
        <text:list-item>
          <text:p text:style-name="P20">Exceptional <text:span text:style-name="T15">attention to detail</text:span> and <text:span text:style-name="T15">organizational skills</text:span><text:span text:style-name="T90">:</text:span></text:p>
          <text:list>
            <text:list-item>
              <text:p text:style-name="P15">Proactively ensured the <text:span text:style-name="T15">cleanliness and tidiness</text:span> of the library space including shelving and arrangement of books, as well as maintaining a<text:span text:style-name="T94">n </text:span><text:span text:style-name="T19">organized and welcoming</text:span><text:span text:style-name="T15"> environment for visitors</text:span>. <text:s/>Regularly provided assistance in locating materials and answered questions with a <text:span text:style-name="T15">high level of customer service</text:span>.</text:p>
            </text:list-item>
          </text:list>
        </text:list-item>
        <text:list-item>
          <text:p text:style-name="P20">Strong <text:span text:style-name="T15">teamwork</text:span> and <text:span text:style-name="T15">communication skills</text:span><text:span text:style-name="T90">:</text:span></text:p>
          <text:list>
            <text:list-item>
              <text:p text:style-name="P15"><text:span text:style-name="T15">Collaboratively worked with library staff and fellow volunteers</text:span> to efficiently handle book donations, new arrivals, and inventory management. <text:s/>Effectively <text:span text:style-name="T15">communicated with staff</text:span> while navigating library resources and delivering exceptional service.</text:p>
            </text:list-item>
          </text:list>
        </text:list-item>
      </text:list>
      <text:p text:style-name="P2"/>
      <text:p text:style-name="P2"><text:span text:style-name="T16">Uber </text:span><text:span text:style-name="T2">–</text:span><text:span text:style-name="T16"> </text:span><text:span text:style-name="T63">Henderson, Nevada<text:tab/><text:tab/><text:tab/><text:tab/><text:tab/><text:tab/><text:tab/> <text:s text:c="12"/><text:tab/> <text:s text:c="11"/></text:span><text:span text:style-name="T91">03/</text:span><text:span text:style-name="T63">2021 – Present</text:span></text:p>
      <text:p text:style-name="P5">Uber <text:span text:style-name="T64">&amp; Uber Eats </text:span><text:span text:style-name="T65">Driver</text:span></text:p>
      <text:list xml:id="list2177243245" text:style-name="L2">
        <text:list-item>
          <text:p text:style-name="P21"><text:span text:style-name="T57">Rated in </text:span><text:span text:style-name="T59">the </text:span><text:span text:style-name="T25">T</text:span><text:span text:style-name="T21">op 1% of Uber Drivers</text:span><text:span text:style-name="T57"> </text:span><text:span text:style-name="T58">with a </text:span><text:span text:style-name="T21">100% </text:span><text:span text:style-name="T26">customer </text:span><text:span text:style-name="T21">satisfaction rating</text:span><text:span text:style-name="T57">.</text:span></text:p>
        </text:list-item>
        <text:list-item>
          <text:p text:style-name="P17"><text:span text:style-name="T83">Proven track record</text:span><text:span text:style-name="T90">:</text:span></text:p>
          <text:list>
            <text:list-item>
              <text:p text:style-name="P18">Nurtured a <text:span text:style-name="T15">safe, clean, and well maintained vehicle</text:span> according to <text:span text:style-name="T15">business specific and </text:span><text:span text:style-name="T17">local, state, and federal</text:span><text:span text:style-name="T15"> specifications</text:span> while ensuring <text:span text:style-name="T92">appropriate </text:span><text:span text:style-name="T18">financial documentation and management</text:span><text:span text:style-name="T92">.</text:span></text:p>
            </text:list-item>
          </text:list>
        </text:list-item>
        <text:list-item>
          <text:p text:style-name="P17"><text:span text:style-name="T83">Exceptional </text:span><text:span text:style-name="T89">customer service</text:span><text:span text:style-name="T83"> skills</text:span><text:span text:style-name="T90">:</text:span></text:p>
          <text:list>
            <text:list-item>
              <text:p text:style-name="P18">Consistently provid<text:span text:style-name="T93">ed</text:span> a <text:span text:style-name="T15">comfortable and secure ride</text:span> for passengers <text:span text:style-name="T92">through </text:span><text:span text:style-name="T15">friendly and professional service</text:span> resulting in positive feedback and repeat business.</text:p>
            </text:list-item>
          </text:list>
        </text:list-item>
        <text:list-item>
          <text:p text:style-name="P19"><text:span text:style-name="T83">Demonstrated commitment to </text:span><text:span text:style-name="T89">safe driving practices</text:span><text:span text:style-name="T83"> with a </text:span><text:span text:style-name="T89">clean driving record</text:span>:</text:p>
          <text:list>
            <text:list-item>
              <text:p text:style-name="P19">Strong <text:span text:style-name="T15">knowledge of traffic laws and regulations</text:span>, ensuring <text:span text:style-name="T15">compliance at all times</text:span>, while actively <text:span text:style-name="T15">anticipating potential hazards</text:span> and proactively taking measures to <text:span text:style-name="T15">prevent accidents</text:span>.</text:p>
            </text:list-item>
          </text:list>
        </text:list-item>
      </text:list>
      <text:p text:style-name="P22"/>
      <text:p text:style-name="P10">EDUCATION</text:p>
      <text:p text:style-name="P29"><text:span text:style-name="T28">College of Southern Nevada </text:span><text:span text:style-name="T27">(CSN)<text:tab/><text:tab/></text:span><text:span text:style-name="T11">A.A. Computer Science</text:span><text:span text:style-name="T6"><text:tab/> <text:s text:c="22"/><text:tab/> <text:s text:c="11"/></text:span><text:span text:style-name="T14">Expected </text:span><text:span text:style-name="T86">05/2024</text:span></text:p>
      <text:p text:style-name="P26"><text:span text:style-name="T22">CompTIA </text:span><text:span text:style-name="T7">|</text:span><text:span text:style-name="T22"> </text:span><text:span text:style-name="T76">A+</text:span><text:span text:style-name="T70"><text:tab/></text:span><text:span text:style-name="T7"><text:tab/><text:tab/> <text:s text:c="17"/><text:tab/></text:span><text:span text:style-name="T8">ID: CO</text:span><text:span text:style-name="T7">MP001022270077 <text:tab/><text:tab/> <text:s text:c="8"/></text:span><text:span text:style-name="T14">Completed</text:span><text:span text:style-name="T7"> </text:span><text:span text:style-name="T84">06/2023</text:span></text:p>
      <text:p text:style-name="P30"><text:span text:style-name="T22">E</text:span><text:span text:style-name="T20">C-Council</text:span><text:span text:style-name="T5"> | E</text:span><text:span text:style-name="T12">thical </text:span><text:span text:style-name="T5">H</text:span><text:span text:style-name="T12">acker </text:span><text:span text:style-name="T5">E</text:span><text:span text:style-name="T12">ssentials </text:span><text:span text:style-name="T5"><text:s text:c="10"/><text:tab/>ID: 235839 <text:s text:c="47"/><text:tab/> <text:s text:c="8"/>Completed </text:span><text:span text:style-name="T84">07/</text:span><text:span text:style-name="T85">20</text:span><text:span text:style-name="T84">23</text:span></text:p>
      <text:p text:style-name="P27"><text:span text:style-name="T24">EC-Council</text:span><text:span text:style-name="T13"> | Network Defender Essentials <text:s text:c="4"/><text:tab/>ID: 236714 <text:s text:c="35"/><text:tab/> <text:s text:c="8"/>Completed </text:span><text:span text:style-name="T84">07/</text:span><text:span text:style-name="T85">20</text:span><text:span text:style-name="T84">23</text:span></text:p>
      <text:p text:style-name="P31"><text:span text:style-name="T20">EC-Council</text:span><text:span text:style-name="T5"> | Digital Forensics Essentials <text:s text:c="7"/><text:tab/>ID: 236786 <text:s text:c="44"/><text:tab/> <text:s text:c="8"/>Completed </text:span><text:span text:style-name="T84">07/</text:span><text:span text:style-name="T85">20</text:span><text:span text:style-name="T84">23</text:span></text:p>
      <text:p text:style-name="P28"><text:span text:style-name="T23">IBM</text:span><text:span text:style-name="T9"> | Data Science and Machine Learning <text:s text:c="5"/><text:tab/></text:span><text:span text:style-name="T10">ID: f</text:span><text:span text:style-name="T9">8fd11cda3f544de9f465ea1565172db<text:tab/> <text:s text:c="8"/>Completed </text:span><text:span text:style-name="T88">03/</text:span><text:span text:style-name="T87">2020</text:span></text:p>
      <text:p text:style-name="P24"><text:span text:style-name="T29">Kaggle White House COVID-19 Task Force </text:span><text:span text:style-name="T71">| Data Science, Machine Learning, and Artificial Intelligenc</text:span><text:span text:style-name="T72">e</text:span><text:span text:style-name="T71"> Analysis</text:span><text:span text:style-name="T73"><text:line-break/><text:tab/></text:span><text:a xlink:type="simple" xlink:href="https://kaggle.com/code/beatlejuicepack/covid-19-week3-notebook" text:style-name="Internet_20_link" text:visited-style-name="Visited_20_Internet_20_Link"><text:span text:style-name="T73">https://kaggle.com/</text:span></text:a><text:a xlink:type="simple" xlink:href="https://kaggle.com/code/beatlejuicepack/covid-19-week3-notebook" text:style-name="Internet_20_link" text:visited-style-name="Visited_20_Internet_20_Link"><text:span text:style-name="T74">code/beatlejuicepack/covid-19-week3-notebook</text:span></text:a><text:span text:style-name="T74"> <text:s text:c="36"/></text:span><text:span text:style-name="T75">Completed </text:span><text:span text:style-name="T79">04/</text:span><text:span text:style-name="T80">2020</text:span></text:p>
      <text:p text:style-name="P32"><text:span text:style-name="T81">NREMT </text:span><text:span text:style-name="T66">|</text:span><text:span text:style-name="T81"> </text:span><text:span text:style-name="T66">E</text:span><text:span text:style-name="T67">mergency </text:span><text:span text:style-name="T66">M</text:span><text:span text:style-name="T67">edical </text:span><text:span text:style-name="T66">T</text:span><text:span text:style-name="T67">echnician <text:s text:c="2"/></text:span><text:span text:style-name="T66"><text:s/></text:span><text:span text:style-name="T68"><text:tab/></text:span><text:span text:style-name="T66">ID: 4802-3761-5177<text:tab/> <text:s text:c="20"/><text:tab/> <text:s text:c="8"/></text:span><text:span text:style-name="T69">C</text:span><text:span text:style-name="T66">ompleted </text:span><text:span text:style-name="T77">06/</text:span><text:span text:style-name="T78">20</text:span><text:span text:style-name="T77">23</text:span></text:p>
      <text:p text:style-name="P16"/>
      <text:p text:style-name="P10">SKILLS</text:p>
      <text:list xml:id="list2430566347" text:style-name="L6">
        <text:list-item>
          <text:p text:style-name="P33"><text:span text:style-name="T31">U</text:span><text:span text:style-name="T34">S</text:span><text:span text:style-name="T32"> Air Force Academy </text:span><text:span text:style-name="T36">Summer Leadership Seminar (SLS)<text:tab/><text:tab/> <text:s/><text:tab/> <text:s text:c="8"/>Completed </text:span><text:span text:style-name="T38">05/</text:span><text:span text:style-name="T36">2011</text:span><text:span text:style-name="T33"> </text:span></text:p>
        </text:list-item>
        <text:list-item>
          <text:p text:style-name="P33"><text:span text:style-name="T31">U</text:span><text:span text:style-name="T34">S</text:span><text:span text:style-name="T32"> Military Academy </text:span><text:span text:style-name="T34">(West Point)</text:span><text:span text:style-name="T32"> </text:span><text:span text:style-name="T36">SLS<text:tab/><text:tab/><text:tab/><text:tab/><text:tab/><text:tab/> <text:s text:c="8"/></text:span><text:span text:style-name="T34">Completed </text:span><text:span text:style-name="T38">06/</text:span><text:span text:style-name="T31">2011</text:span></text:p>
        </text:list-item>
        <text:list-item>
          <text:p text:style-name="P34"><text:soft-page-break/><text:span text:style-name="T31">M</text:span><text:span text:style-name="T30">ember of the Society for Collegiate Leadership and Achievement (SCLA)<text:tab/> <text:s text:c="22"/></text:span><text:span text:style-name="T37">Admission</text:span><text:span text:style-name="T35"> </text:span><text:span text:style-name="T37">06/</text:span><text:span text:style-name="T30">2023</text:span></text:p>
        </text:list-item>
      </text:list>
      <text:p text:style-name="P4"/>
      <text:p text:style-name="P10">References</text:p>
      <text:p text:style-name="P11"><text:span text:style-name="T40">Caroline Hoover</text:span><text:span text:style-name="T41"> – </text:span><text:span text:style-name="T40">Paseo Verde Library: ABS Supervisor (Librarian)</text:span><text:span text:style-name="T39"><text:tab/> <text:s text:c="26"/></text:span><text:span text:style-name="T40">(702)</text:span><text:span text:style-name="T39"> </text:span><text:span text:style-name="T40">492-6591 ext. 2257</text:span></text:p>
      <text:p text:style-name="P12"><text:span text:style-name="T42">Bishop </text:span><text:span text:style-name="T40">R</text:span><text:span text:style-name="T39">obert Richardson – Community Ambulance (CEO </text:span><text:span text:style-name="T42">&amp; Partner</text:span><text:span text:style-name="T39">)<text:tab/><text:tab/> <text:s text:c="23"/></text:span><text:span text:style-name="T39"><text:s text:c="5"/></text:span><text:span text:style-name="T43">(702) 526-3322</text:span></text:p>
      <text:p text:style-name="P13"><text:span text:style-name="T40">A</text:span><text:span text:style-name="T39">ndrew McWhorter – </text:span><text:span text:style-name="T44">CSN Skills/Psychomotor Instructor</text:span><text:span text:style-name="T45"> (EMT-P)</text:span><text:span text:style-name="T44"><text:tab/><text:tab/> <text:s text:c="28"/>(702) 449-9612</text:span></text:p>
      <text:p text:style-name="P9"><text:span text:style-name="T48">T</text:span><text:span text:style-name="T49">ricia Klein – CSN Lecture/Cognitive Instructor </text:span><text:span text:style-name="T50">(EMT-P)</text:span><text:span text:style-name="T49"><text:tab/><text:tab/><text:tab/> <text:s text:c="42"/></text:span><text:span text:style-name="T51">(702) 373-457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4T23:51:00.516000000</meta:creation-date>
    <dc:date>2023-07-27T12:36:36.351000000</dc:date>
    <meta:editing-duration>PT5H44M17S</meta:editing-duration>
    <meta:editing-cycles>200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41" meta:word-count="549" meta:character-count="4723" meta:non-whitespace-character-count="3619"/>
  </office:meta>
</office:document-meta>
</file>